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808080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color="#808080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Heading_20_1" style:master-page-name="HTML">
      <style:paragraph-properties style:page-number="auto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mothy Keith</text:p>
      <text:p text:style-name="P7">Contact Information</text:p>
      <text:p text:style-name="P6">tim.keith@gmail.com</text:p>
      <text:p text:style-name="P6">https://www.linkedin.com/in/timkeith</text:p>
      <text:p text:style-name="P6">503-664-0503</text:p>
      <text:p text:style-name="P6">11355 NW Valley Vista Road</text:p>
      <text:p text:style-name="P6">Hillsboro OR 97124</text:p>
      <text:p text:style-name="P1">Summary</text:p>
      <text:list xml:id="list4802482936119495661" text:style-name="L2">
        <text:list-item>
          <text:p text:style-name="P8">Expert in object-oriented design and Java</text:p>
        </text:list-item>
        <text:list-item>
          <text:p text:style-name="P8">Strong analytic skills and ability to learn new technologies</text:p>
        </text:list-item>
        <text:list-item>
          <text:p text:style-name="P8">Record of technical leadership and mentoring more junior programmers</text:p>
        </text:list-item>
        <text:list-item>
          <text:p text:style-name="P8">Broad range of experience in all phases of the software development lifecycle</text:p>
        </text:list-item>
        <text:list-item>
          <text:p text:style-name="P8">Excellent written and oral communication skills; proficient in gathering and understanding requirements</text:p>
        </text:list-item>
        <text:list-item>
          <text:p text:style-name="P2">Experienced in agile and test-driven processes</text:p>
        </text:list-item>
      </text:list>
      <text:p text:style-name="P1">Professional Experience</text:p>
      <text:h text:style-name="Heading_20_2" text:outline-level="2">Technical Lead and Senior Software Engineer, IBM</text:h>
      <text:p text:style-name="Text_20_body">2003 – 2015</text:p>
      <text:list xml:id="list6883825107125073994" text:style-name="L3">
        <text:list-item>
          <text:p text:style-name="P9">Investigated use of Linux container technology to IBM products (2014-2015)</text:p>
          <text:list>
            <text:list-item>
              <text:p text:style-name="P9">Created Docker images for IBM UrbanCode Deploy and other products</text:p>
            </text:list-item>
            <text:list-item>
              <text:p text:style-name="P9">Investigated use of Kubernetes for orchestrating Docker deployments</text:p>
            </text:list-item>
            <text:list-item>
              <text:p text:style-name="P9">Technologies: Docker, Linux, Vagrant, bash, Groovy, Java, IBM Bluemix, Google Compute Engine, git, github, Jenkins, nginx, UrbanCode Deploy</text:p>
            </text:list-item>
          </text:list>
        </text:list-item>
        <text:list-item>
          <text:p text:style-name="P9">Architect and technical lead for IBM Installation Manager (2006-2014)</text:p>
          <text:list>
            <text:list-item>
              <text:p text:style-name="P9">Participated in the design and implementation of the tool currently used by more that 350 IBM products for installation, updates, and configuration</text:p>
            </text:list-item>
            <text:list-item>
              <text:p text:style-name="P9">Drove high quality and maintainability through extension automated tests and static code analysis</text:p>
            </text:list-item>
            <text:list-item>
              <text:p text:style-name="P9">Met rigorous requirements for reliability and backward compatibility</text:p>
            </text:list-item>
            <text:list-item>
              <text:p text:style-name="P9"><text:soft-page-break/>Helped to drive the adoption of this new installation technology across brands within the IBM Software Group</text:p>
            </text:list-item>
            <text:list-item>
              <text:p text:style-name="P9">Supported internal community of users creating installation packages and external customers making use of them</text:p>
            </text:list-item>
            <text:list-item>
              <text:p text:style-name="P9">Used an Agile process to produce on-time external releases every quarter and internal releases every day.</text:p>
            </text:list-item>
            <text:list-item>
              <text:p text:style-name="P9">Technologies: Java, Eclipse, Ant, Rational Team Concert, XML, REST, web services</text:p>
            </text:list-item>
          </text:list>
        </text:list-item>
        <text:list-item>
          <text:p text:style-name="P9">Technical lead for Rational Product Updater (2004-2006)</text:p>
          <text:list>
            <text:list-item>
              <text:p text:style-name="P9">Designed a service strategy for IBM Rational's Eclipse-based products</text:p>
            </text:list-item>
            <text:list-item>
              <text:p text:style-name="P9">Led the implementation of a tool used to implement that strategy, by applying updates to those products and some products from other brands with IBM</text:p>
            </text:list-item>
            <text:list-item>
              <text:p text:style-name="P9">Worked with product teams to develop their process for creating and publishing their updates and fixes</text:p>
            </text:list-item>
            <text:list-item>
              <text:p text:style-name="P9">Technologies: Java, Eclipse, CVS</text:p>
            </text:list-item>
          </text:list>
        </text:list-item>
        <text:list-item>
          <text:p text:style-name="P9">Main developer for build tooling for Rational XDE (2002-2004)</text:p>
          <text:list>
            <text:list-item>
              <text:p text:style-name="P9">Improved and maintained automated build tooling for Rational's flagship modeling product</text:p>
            </text:list-item>
            <text:list-item>
              <text:p text:style-name="P9">Supported build and release teams with advice and fixes to ensure smooth product release process</text:p>
            </text:list-item>
            <text:list-item>
              <text:p text:style-name="P9">Designed an automated process for identifying and extracting translatable content to reduce time and errors in created translated and pseudo-translated builds</text:p>
            </text:list-item>
            <text:list-item>
              <text:p text:style-name="P3">Technologies: Perl, Java, CVS</text:p>
            </text:list-item>
          </text:list>
        </text:list-item>
      </text:list>
      <text:p text:style-name="Heading_20_1.page2"><text:soft-page-break/><office:annotation><dc:date>2016-03-04T13:13:55.796341045</dc:date><text:list text:style-name=""><text:list-item><text:p>&lt;!-- Page 2--&gt;</text:p></text:list-item></text:list></office:annotation>Timothy Keith</text:p>
      <text:p text:style-name="P1">Additional Professional Experience</text:p>
      <text:h text:style-name="Heading_20_2" text:outline-level="2">Senior Software Engineer, Rational Software</text:h>
      <text:list xml:id="list2116496845357834909" text:style-name="L4">
        <text:list-item>
          <text:p text:style-name="P10">Led the integration of the Rational Ada compiler front-end with Verdix back-end</text:p>
        </text:list-item>
        <text:list-item>
          <text:p text:style-name="P10">Led the Rational C++ compiler team</text:p>
        </text:list-item>
        <text:list-item>
          <text:p text:style-name="P10">Worked on a "clean room" Java compiler implementation</text:p>
        </text:list-item>
        <text:list-item>
          <text:p text:style-name="P4">Technologies: C++, C, Java, Ada, Windows</text:p>
        </text:list-item>
      </text:list>
      <text:h text:style-name="Heading_20_2" text:outline-level="2">Software Engineer, Verdix Corp.</text:h>
      <text:list xml:id="list6252691273349137490" text:style-name="L5">
        <text:list-item>
          <text:p text:style-name="P11">Contributed to the development of the Verdix Ada compiler</text:p>
          <text:list>
            <text:list-item>
              <text:p text:style-name="P11">Developed the i386 back-end</text:p>
            </text:list-item>
            <text:list-item>
              <text:p text:style-name="P11">Developed the SPARC back-end</text:p>
            </text:list-item>
            <text:list-item>
              <text:p text:style-name="P11">Contributed many improvements to the back-end technology</text:p>
            </text:list-item>
            <text:list-item>
              <text:p text:style-name="P11">Designed and implemented major portions of intermediate code optimizer</text:p>
            </text:list-item>
          </text:list>
        </text:list-item>
        <text:list-item>
          <text:p text:style-name="P11">Improved automation infrastructure</text:p>
        </text:list-item>
        <text:list-item>
          <text:p text:style-name="P5">Technologies: C, Ada, scripting</text:p>
        </text:list-item>
      </text:list>
      <text:p text:style-name="P7">Education</text:p>
      <text:p text:style-name="P6">M.S. Computer Science, University of Wisconsin-Madison</text:p>
      <text:p text:style-name="P6">M.A. Mathematics, University of Wisconsin-Madison</text:p>
      <text:p text:style-name="P6">B.Sc. Mathematics, University of Toro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in" fo:margin-right="1.5in" fo:margin-top="0.75in" fo:margin-bottom="1.5in" style:contextual-spacing="false" fo:text-indent="0in" style:auto-text-indent="false"/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.page2" style:display-name="Heading 1.page2" style:family="paragraph" style:parent-style-name="Heading_20_1">
      <style:paragraph-properties fo:break-before="page" fo:padding="0in" fo:border="non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8" meta:word-count="501" meta:character-count="3415" meta:non-whitespace-character-count="3010"/>
    <meta:generator>LibreOffice/4.2.8.2$Linux_X86_64 LibreOffice_project/420m0$Build-2</meta:generator>
  </office:meta>
</office:document-meta>
</file>